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officeooo:rsid="0021f5b8" officeooo:paragraph-rsid="0021f5b8" style:font-weight-asian="bold" style:font-weight-complex="bold"/>
    </style:style>
    <style:style style:name="P2" style:family="paragraph" style:parent-style-name="Standard">
      <style:paragraph-properties fo:text-align="start" style:justify-single-word="false"/>
      <style:text-properties fo:font-size="12pt" fo:font-weight="normal" officeooo:rsid="0004e079" officeooo:paragraph-rsid="00074213" style:font-weight-asian="normal" style:font-weight-complex="normal"/>
    </style:style>
    <style:style style:name="P3" style:family="paragraph" style:parent-style-name="Standard">
      <style:paragraph-properties fo:text-align="start" style:justify-single-word="false"/>
      <style:text-properties fo:font-size="12pt" fo:font-weight="normal" officeooo:rsid="0001dbf7" officeooo:paragraph-rsid="0001dbf7" style:font-weight-asian="normal" style:font-weight-complex="normal"/>
    </style:style>
    <style:style style:name="P4" style:family="paragraph" style:parent-style-name="Standard">
      <style:paragraph-properties fo:text-align="start" style:justify-single-word="false"/>
      <style:text-properties fo:font-size="12pt" fo:font-weight="normal" officeooo:rsid="0000bca8" officeooo:paragraph-rsid="0021f5b8" style:font-weight-asian="normal" style:font-weight-complex="normal"/>
    </style:style>
    <style:style style:name="P5" style:family="paragraph" style:parent-style-name="Standard">
      <style:paragraph-properties fo:text-align="start" style:justify-single-word="false"/>
      <style:text-properties officeooo:paragraph-rsid="00074213"/>
    </style:style>
    <style:style style:name="P6" style:family="paragraph" style:parent-style-name="Standard">
      <style:paragraph-properties fo:text-align="start" style:justify-single-word="false"/>
      <style:text-properties fo:font-size="12pt" fo:font-weight="normal" officeooo:rsid="0001dbf7" officeooo:paragraph-rsid="0021f5b8"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972f0" officeooo:paragraph-rsid="0016a00f"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2d643c" officeooo:paragraph-rsid="002d643c" style:font-weight-asian="normal" style:font-weight-complex="normal"/>
    </style:style>
    <style:style style:name="P9" style:family="paragraph" style:parent-style-name="Standard">
      <style:paragraph-properties fo:text-align="start" style:justify-single-word="false"/>
      <style:text-properties fo:font-size="12pt" fo:font-weight="bold" officeooo:rsid="0028371d" officeooo:paragraph-rsid="0028371d" style:font-weight-asian="bold" style:font-weight-complex="bold"/>
    </style:style>
    <style:style style:name="P10" style:family="paragraph" style:parent-style-name="Standard">
      <style:paragraph-properties fo:text-align="start" style:justify-single-word="false"/>
      <style:text-properties fo:font-size="12pt" fo:font-weight="bold" officeooo:rsid="00296e47" officeooo:paragraph-rsid="00296e47" style:font-weight-asian="bold" style:font-weight-complex="bold"/>
    </style:style>
    <style:style style:name="P11" style:family="paragraph" style:parent-style-name="Standard">
      <style:paragraph-properties fo:text-align="start" style:justify-single-word="false"/>
      <style:text-properties fo:font-size="12pt" fo:font-weight="bold" officeooo:rsid="0000211d" officeooo:paragraph-rsid="0000211d" style:font-weight-asian="bold" style:font-weight-complex="bold"/>
    </style:style>
    <style:style style:name="P12" style:family="paragraph" style:parent-style-name="Standard">
      <style:paragraph-properties fo:text-align="start" style:justify-single-word="false"/>
      <style:text-properties fo:font-size="12pt" fo:font-weight="bold" officeooo:rsid="002f277a" officeooo:paragraph-rsid="002f277a" style:font-weight-asian="bold" style:font-weight-complex="bold"/>
    </style:style>
    <style:style style:name="P13" style:family="paragraph" style:parent-style-name="Standard">
      <style:paragraph-properties fo:text-align="start" style:justify-single-word="false"/>
      <style:text-properties officeooo:paragraph-rsid="001972f0"/>
    </style:style>
    <style:style style:name="P14" style:family="paragraph" style:parent-style-name="Standard">
      <style:paragraph-properties fo:text-align="start" style:justify-single-word="false"/>
      <style:text-properties officeooo:paragraph-rsid="0021f5b8"/>
    </style:style>
    <style:style style:name="P15" style:family="paragraph" style:parent-style-name="Standard">
      <style:paragraph-properties fo:text-align="start" style:justify-single-word="false"/>
      <style:text-properties officeooo:paragraph-rsid="0016a00f"/>
    </style:style>
    <style:style style:name="P16" style:family="paragraph" style:parent-style-name="Standard">
      <style:paragraph-properties fo:text-align="start" style:justify-single-word="false"/>
      <style:text-properties officeooo:paragraph-rsid="002ea83b"/>
    </style:style>
    <style:style style:name="P17" style:family="paragraph" style:parent-style-name="Standard">
      <style:paragraph-properties fo:text-align="start" style:justify-single-word="false"/>
      <style:text-properties officeooo:paragraph-rsid="00074213"/>
    </style:style>
    <style:style style:name="P18" style:family="paragraph" style:parent-style-name="Standard">
      <style:paragraph-properties fo:text-align="start" style:justify-single-word="false"/>
      <style:text-properties officeooo:paragraph-rsid="0030a570"/>
    </style:style>
    <style:style style:name="P19" style:family="paragraph" style:parent-style-name="Standard">
      <style:paragraph-properties fo:text-align="start" style:justify-single-word="false"/>
      <style:text-properties officeooo:paragraph-rsid="0033df48"/>
    </style:style>
    <style:style style:name="P20" style:family="paragraph" style:parent-style-name="Standard">
      <style:paragraph-properties fo:text-align="start" style:justify-single-word="false"/>
      <style:text-properties fo:font-weight="bold" officeooo:rsid="003d66b6" officeooo:paragraph-rsid="003d66b6" style:font-weight-asian="bold" style:font-weight-complex="bold"/>
    </style:style>
    <style:style style:name="P21" style:family="paragraph" style:parent-style-name="Standard">
      <style:paragraph-properties fo:text-align="start" style:justify-single-word="false"/>
      <style:text-properties officeooo:rsid="0030a570" officeooo:paragraph-rsid="0030a570"/>
    </style:style>
    <style:style style:name="P22" style:family="paragraph" style:parent-style-name="Standard">
      <style:paragraph-properties fo:text-align="center" style:justify-single-word="false"/>
      <style:text-properties fo:font-size="14pt" fo:font-weight="bold" officeooo:paragraph-rsid="003bd227" style:font-weight-asian="bold" style:font-weight-complex="bold"/>
    </style:style>
    <style:style style:name="T1" style:family="text">
      <style:text-properties fo:font-size="12pt"/>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00bca8" style:font-weight-asian="normal" style:font-weight-complex="normal"/>
    </style:style>
    <style:style style:name="T4" style:family="text">
      <style:text-properties fo:font-size="12pt" fo:font-weight="normal" officeooo:rsid="0001dbf7" style:font-weight-asian="normal" style:font-weight-complex="normal"/>
    </style:style>
    <style:style style:name="T5" style:family="text">
      <style:text-properties fo:font-size="12pt" fo:font-weight="normal" officeooo:rsid="0004e079" style:font-weight-asian="normal" style:font-weight-complex="normal"/>
    </style:style>
    <style:style style:name="T6" style:family="text">
      <style:text-properties fo:font-size="12pt" fo:font-weight="normal" officeooo:rsid="00054318" style:font-weight-asian="normal" style:font-weight-complex="normal"/>
    </style:style>
    <style:style style:name="T7" style:family="text">
      <style:text-properties fo:font-size="12pt" fo:font-weight="normal" officeooo:rsid="00074213" style:font-weight-asian="normal" style:font-weight-complex="normal"/>
    </style:style>
    <style:style style:name="T8" style:family="text">
      <style:text-properties fo:font-size="12pt" fo:font-weight="normal" officeooo:rsid="0007c681" style:font-weight-asian="normal" style:font-weight-complex="normal"/>
    </style:style>
    <style:style style:name="T9" style:family="text">
      <style:text-properties fo:font-size="12pt" fo:font-weight="normal" officeooo:rsid="00086398" style:font-weight-asian="normal" style:font-weight-complex="normal"/>
    </style:style>
    <style:style style:name="T10" style:family="text">
      <style:text-properties fo:font-size="12pt" fo:font-weight="normal" officeooo:rsid="000ae398" style:font-weight-asian="normal" style:font-weight-complex="normal"/>
    </style:style>
    <style:style style:name="T11" style:family="text">
      <style:text-properties fo:font-size="12pt" fo:font-weight="normal" officeooo:rsid="0013167a" style:font-weight-asian="normal" style:font-weight-complex="normal"/>
    </style:style>
    <style:style style:name="T12" style:family="text">
      <style:text-properties fo:font-size="12pt" fo:font-weight="normal" officeooo:rsid="0016a00f" style:font-weight-asian="normal" style:font-weight-complex="normal"/>
    </style:style>
    <style:style style:name="T13" style:family="text">
      <style:text-properties fo:font-size="12pt" fo:font-weight="normal" officeooo:rsid="0016b465" style:font-weight-asian="normal" style:font-weight-complex="normal"/>
    </style:style>
    <style:style style:name="T14" style:family="text">
      <style:text-properties fo:font-size="12pt" fo:font-weight="normal" officeooo:rsid="00172e24" style:font-weight-asian="normal" style:font-weight-complex="normal"/>
    </style:style>
    <style:style style:name="T15" style:family="text">
      <style:text-properties fo:font-size="12pt" fo:font-weight="normal" officeooo:rsid="001972f0" style:font-weight-asian="normal" style:font-weight-complex="normal"/>
    </style:style>
    <style:style style:name="T16" style:family="text">
      <style:text-properties fo:font-size="12pt" fo:font-weight="normal" officeooo:rsid="001c5673" style:font-weight-asian="normal" style:font-weight-complex="normal"/>
    </style:style>
    <style:style style:name="T17" style:family="text">
      <style:text-properties fo:font-size="12pt" fo:font-weight="normal" officeooo:rsid="001d0296" style:font-weight-asian="normal" style:font-weight-complex="normal"/>
    </style:style>
    <style:style style:name="T18" style:family="text">
      <style:text-properties fo:font-size="12pt" fo:font-weight="normal" officeooo:rsid="001ddc35" style:font-weight-asian="normal" style:font-weight-complex="normal"/>
    </style:style>
    <style:style style:name="T19" style:family="text">
      <style:text-properties fo:font-size="12pt" fo:font-weight="normal" officeooo:rsid="001fbe80" style:font-weight-asian="normal" style:font-weight-complex="normal"/>
    </style:style>
    <style:style style:name="T20" style:family="text">
      <style:text-properties fo:font-size="12pt" fo:font-weight="normal" officeooo:rsid="0020aa81" style:font-weight-asian="normal" style:font-weight-complex="normal"/>
    </style:style>
    <style:style style:name="T21" style:family="text">
      <style:text-properties fo:font-size="12pt" fo:font-weight="normal" officeooo:rsid="00240dd6" style:font-weight-asian="normal" style:font-weight-complex="normal"/>
    </style:style>
    <style:style style:name="T22" style:family="text">
      <style:text-properties fo:font-size="12pt" fo:font-weight="normal" officeooo:rsid="002475ee" style:font-weight-asian="normal" style:font-weight-complex="normal"/>
    </style:style>
    <style:style style:name="T23" style:family="text">
      <style:text-properties fo:font-size="12pt" fo:font-weight="normal" officeooo:rsid="00296e47" style:font-weight-asian="normal" style:font-weight-complex="normal"/>
    </style:style>
    <style:style style:name="T24" style:family="text">
      <style:text-properties fo:font-size="12pt" fo:font-weight="normal" officeooo:rsid="002a65cd" style:font-weight-asian="normal" style:font-weight-complex="normal"/>
    </style:style>
    <style:style style:name="T25" style:family="text">
      <style:text-properties fo:font-size="12pt" fo:font-weight="normal" officeooo:rsid="002b94ce" style:font-weight-asian="normal" style:font-weight-complex="normal"/>
    </style:style>
    <style:style style:name="T26" style:family="text">
      <style:text-properties fo:font-size="12pt" fo:font-weight="normal" officeooo:rsid="002bfa95" style:font-weight-asian="normal" style:font-weight-complex="normal"/>
    </style:style>
    <style:style style:name="T27" style:family="text">
      <style:text-properties fo:font-size="12pt" fo:font-weight="normal" officeooo:rsid="002d0dee" style:font-weight-asian="normal" style:font-weight-complex="normal"/>
    </style:style>
    <style:style style:name="T28" style:family="text">
      <style:text-properties fo:font-size="12pt" fo:font-weight="normal" officeooo:rsid="002d643c" style:font-weight-asian="normal" style:font-weight-complex="normal"/>
    </style:style>
    <style:style style:name="T29" style:family="text">
      <style:text-properties fo:font-size="12pt" fo:font-weight="normal" officeooo:rsid="002ea83b" style:font-weight-asian="normal" style:font-weight-complex="normal"/>
    </style:style>
    <style:style style:name="T30" style:family="text">
      <style:text-properties fo:font-size="12pt" fo:font-weight="normal" officeooo:rsid="0030a570" style:font-weight-asian="normal" style:font-weight-complex="normal"/>
    </style:style>
    <style:style style:name="T31" style:family="text">
      <style:text-properties fo:font-size="12pt" fo:font-weight="normal" officeooo:rsid="00323f09" style:font-weight-asian="normal" style:font-weight-complex="normal"/>
    </style:style>
    <style:style style:name="T32" style:family="text">
      <style:text-properties fo:font-size="12pt" fo:font-weight="normal" officeooo:rsid="0033df48" style:font-weight-asian="normal" style:font-weight-complex="normal"/>
    </style:style>
    <style:style style:name="T33" style:family="text">
      <style:text-properties fo:font-size="12pt" fo:font-weight="normal" officeooo:rsid="0035ad80" style:font-weight-asian="normal" style:font-weight-complex="normal"/>
    </style:style>
    <style:style style:name="T34" style:family="text">
      <style:text-properties fo:font-size="12pt" fo:font-weight="normal" officeooo:rsid="00326b26" style:font-weight-asian="normal" style:font-weight-complex="normal"/>
    </style:style>
    <style:style style:name="T35" style:family="text">
      <style:text-properties fo:font-size="12pt" fo:font-weight="normal" officeooo:rsid="0036c614" style:font-weight-asian="normal" style:font-weight-complex="normal"/>
    </style:style>
    <style:style style:name="T36" style:family="text">
      <style:text-properties fo:font-size="12pt" fo:font-weight="normal" officeooo:rsid="00381c9d" style:font-weight-asian="normal" style:font-weight-complex="normal"/>
    </style:style>
    <style:style style:name="T37" style:family="text">
      <style:text-properties fo:font-size="12pt" fo:font-style="italic" fo:font-weight="normal" officeooo:rsid="002ea83b" style:font-style-asian="italic" style:font-weight-asian="normal" style:font-style-complex="italic" style:font-weight-complex="normal"/>
    </style:style>
    <style:style style:name="T38" style:family="text">
      <style:text-properties fo:font-size="12pt" fo:font-style="normal" fo:font-weight="normal" officeooo:rsid="002ea83b" style:font-style-asian="normal" style:font-weight-asian="normal" style:font-style-complex="normal" style:font-weight-complex="normal"/>
    </style:style>
    <style:style style:name="T39" style:family="text">
      <style:text-properties fo:font-size="12pt" fo:font-style="normal" fo:font-weight="normal" officeooo:rsid="002ea91e" style:font-style-asian="normal" style:font-weight-asian="normal" style:font-style-complex="normal" style:font-weight-complex="normal"/>
    </style:style>
    <style:style style:name="T40" style:family="text">
      <style:text-properties fo:font-size="12pt" officeooo:rsid="002d0dee"/>
    </style:style>
    <style:style style:name="T41" style:family="text">
      <style:text-properties style:text-position="super 58%" fo:font-size="12pt" fo:font-weight="normal" officeooo:rsid="001c5673" style:font-weight-asian="normal" style:font-weight-complex="normal"/>
    </style:style>
    <style:style style:name="T42" style:family="text">
      <style:text-properties officeooo:rsid="001d4979"/>
    </style:style>
    <style:style style:name="T43" style:family="text">
      <style:text-properties officeooo:rsid="002bfa95"/>
    </style:style>
    <style:style style:name="T44" style:family="text">
      <style:text-properties officeooo:rsid="002d0dee"/>
    </style:style>
    <style:style style:name="T45" style:family="text">
      <style:text-properties officeooo:rsid="002d643c"/>
    </style:style>
    <style:style style:name="T46" style:family="text">
      <style:text-properties officeooo:rsid="002ea83b"/>
    </style:style>
    <style:style style:name="T47" style:family="text">
      <style:text-properties officeooo:rsid="003bd227"/>
    </style:style>
    <style:style style:name="T48" style:family="text">
      <style:text-properties fo:font-size="14pt" fo:font-weight="bold" officeooo:rsid="0000bca8" style:font-weight-asian="bold" style:font-weight-complex="bold"/>
    </style:style>
    <style:style style:name="T49" style:family="text">
      <style:text-properties fo:font-size="14pt" fo:font-weight="bold" officeooo:rsid="003bd22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eing Simple and Frugal:</text:p>
      <text:p text:style-name="P22"><text:span text:style-name="T47">Intro and </text:span>A Gist of My Spending and Budgeting Habits Till Now</text:p>
      <text:p text:style-name="P11"/>
      <text:p text:style-name="P16"><text:span text:style-name="T29">In this series on </text:span><text:span text:style-name="T37">Being Simple and Frugal</text:span><text:span text:style-name="T38"> I would take you through my experiences, thoughts, and philosophy on how I lead my life with simplicity and frugality, and how I use it to my advantage to </text:span><text:span text:style-name="T39">attain financial independence and retire early (F.I.R.E.)</text:span><text:span text:style-name="T38">.</text:span></text:p>
      <text:p text:style-name="P8"/>
      <text:p text:style-name="P12">My Philosophy</text:p>
      <text:p text:style-name="P5"><text:span text:style-name="T5"/></text:p>
      <text:p text:style-name="P5"><text:span text:style-name="T5">Even before I knew the concept of living frugally</text:span><text:span text:style-name="T4">, my philosophy of living life was to live it simpl</text:span><text:span text:style-name="T5">e and frugal. Now you may want to ask me why I would choose to do that. There were several reasons behind it, </text:span><text:span text:style-name="T18">and</text:span><text:span text:style-name="T5"> one of my primary reasons was that I could not see myself in fancy clothes, having fancy food or any other fancy habits </text:span><text:span text:style-name="T19">knowing that </text:span><text:span text:style-name="T5">most of the people living in India, and around the world are living in poverty </text:span><text:span text:style-name="T27">who </text:span><text:span text:style-name="T5">did </text:span><text:span text:style-name="T27">not</text:span><text:span text:style-name="T5"> even have the resources to meet their basic needs.</text:span></text:p>
      <text:p text:style-name="P2"/>
      <text:p text:style-name="P5"><text:span text:style-name="T6">Another reason which mattered to me a lot </text:span><text:span text:style-name="T10">and motivated me to live frugally </text:span><text:span text:style-name="T6">was that </text:span><text:span text:style-name="T7">I believe that we, as </text:span><text:span text:style-name="T27">homo sapiens</text:span><text:span text:style-name="T8">,</text:span><text:span text:style-name="T7"> who share this planet with billions of other creatures, should be considerate in using the shared resources available to us on earth. For this reason, I </text:span><text:span text:style-name="T8">try to use and reuse anything </text:span><text:span text:style-name="T11">and everything</text:span><text:span text:style-name="T8"> </text:span><text:span text:style-name="T19">upto and beyond its </text:span><text:span text:style-name="T8">“recommended” lifetime and repair it </text:span><text:span text:style-name="T19">if it gets damaged</text:span><text:span text:style-name="T8">, which btw is possible in many more cases than what the profit hungry corporations would want us to think. Learning to repair the stuff that you own not only builds your skill, an asset that most people often overlook, but also saves you a lot of money. It also helps you build your confidence and </text:span><text:span text:style-name="T20">be</text:span><text:span text:style-name="T8"> </text:span><text:span text:style-name="T9">independent.</text:span></text:p>
      <text:p text:style-name="P3"/>
      <text:p text:style-name="P1">Childhood</text:p>
      <text:p text:style-name="P4"/>
      <text:p text:style-name="P14"><text:span text:style-name="T3">Since I was a kid, my mom, an excellent manager herself, taught me the importance of saving money. Every time </text:span><text:span text:style-name="T4">I </text:span><text:span text:style-name="T3">would get some cash in gift </text:span><text:span text:style-name="T27">or as pocket money</text:span><text:span text:style-name="T3">, I would put it in my savings </text:span><text:span text:style-name="T4">account that my mom opened in our almirah :</text:span><text:span text:style-name="T27">P</text:span><text:span text:style-name="T4"> </text:span><text:span text:style-name="T27">and we would often buy whatever we needed from that</text:span><text:span text:style-name="T4">. As I would come to understand soon in my twenties, this was an excellent way to enculcate a habit of </text:span><text:span text:style-name="T27">managing expenses and saving money for a kid</text:span><text:span text:style-name="T4">, but a terrible </text:span><text:span text:style-name="T6">method </text:span><text:span text:style-name="T18">nonetheless because of inflation</text:span><text:span text:style-name="T4">.</text:span></text:p>
      <text:p text:style-name="P6"/>
      <text:p text:style-name="P9"><text:span text:style-name="T44">Life at </text:span>IIT <text:span text:style-name="T43">Kanpur</text:span></text:p>
      <text:p text:style-name="P15"><text:span text:style-name="T12"/></text:p>
      <text:p text:style-name="P18"><text:span text:style-name="T12">Till I </text:span><text:span text:style-name="T21">finished my </text:span><text:span text:style-name="T12">school, most of my expenses were being managed by my parents, specially my mom, which did not give me enough of a chance to manage money and my needs </text:span><text:span text:style-name="T22">on my own</text:span><text:span text:style-name="T12">. </text:span><text:span text:style-name="T13">But, </text:span><text:span text:style-name="T14">when </text:span><text:span text:style-name="T13">I moved </text:span><text:span text:style-name="T12">to IIT-</text:span><text:span text:style-name="T13">K</text:span><text:span text:style-name="T12">, </text:span><text:span text:style-name="T13">I got some room to experiment and manage my own expenses, and I must confess that even though my overall expenditure was not even close to </text:span><text:span text:style-name="T14">that of many of my friends, I was not really budgeting and spending money in a balanced </text:span><text:span text:style-name="T28">way</text:span><text:span text:style-name="T14">.</text:span></text:p>
      <text:p text:style-name="P18"><text:span text:style-name="T14"/></text:p>
      <text:p text:style-name="P18"><text:span text:style-name="T30">In general w</text:span><text:span text:style-name="T14">hat would happen is that I left it on my parents to send me money on their own and would rarely ask them for money </text:span><text:span text:style-name="T15">or tell them that I </text:span><text:span text:style-name="T28">was </text:span><text:span text:style-name="T15">out of money </text:span><text:span text:style-name="T28">for which I </text:span><text:span text:style-name="T30">was </text:span><text:span text:style-name="T28">scolded quite often</text:span><text:span text:style-name="T14">. </text:span><text:span text:style-name="T15">Whenever my parents would send me money, I would <text:s/>spend most of it on eating outside (at least by the time I was in my third year </text:span><text:span text:style-name="T30">but </text:span><text:span text:style-name="T15">I was more careful with my spending </text:span><text:span text:style-name="T30">prior to </text:span><text:span text:style-name="T28">that</text:span><text:span text:style-name="T15">). By the time I would realize that I am running out of money, it would be too late. This usually </text:span><text:span text:style-name="T28">did not </text:span><text:span text:style-name="T15">affect me as I had almost no expenses of my own other than food. All didn’t go too well by the time I reached my fourth year </text:span><text:span text:style-name="T30">as then </text:span><text:span text:style-name="T23">I </text:span><text:span text:style-name="T15">open</text:span><text:span text:style-name="T23">ed</text:span><text:span text:style-name="T15"> a postpaid account with the </text:span><text:span text:style-name="T30">hostel </text:span><text:span text:style-name="T15">canteen, and I </text:span><text:span text:style-name="T23">spent on eating in the canteen </text:span><text:span text:style-name="T15">almost everyday, and that too without </text:span><text:span text:style-name="T30">much thought </text:span><text:span text:style-name="T28">about how much I am spending.</text:span><text:span text:style-name="T23"> Even though </text:span><text:span text:style-name="T28">my food expenses were </text:span><text:span text:style-name="T23">not significant compared to what I spend in Delhi </text:span><text:soft-page-break/><text:span text:style-name="T23">even for my basic needs, it was high compared to how much I usually used to spend at IITK on myself.</text:span></text:p>
      <text:p text:style-name="P7"/>
      <text:p text:style-name="P8">Experiences and mistakes like these helped me after I moved out of IITK and started living on my own.</text:p>
      <text:p text:style-name="P8"/>
      <text:p text:style-name="P10">Moving to Delhi</text:p>
      <text:p text:style-name="P10"/>
      <text:p text:style-name="P13"><text:span text:style-name="T15">The latest phase of my life </text:span><text:span text:style-name="T16">started on 22</text:span><text:span text:style-name="T41">nd</text:span><text:span text:style-name="T16"> of May, 2019 </text:span><text:span text:style-name="T15">when I </text:span><text:span text:style-name="T23">shifted</text:span><text:span text:style-name="T16"> to Delhi </text:span><text:span text:style-name="T23">permanently</text:span><text:span text:style-name="T16">. I was excited for starting this new phase of my life as </text:span><text:span text:style-name="T17">now I was excited about managing my expenses from my own </text:span><text:span text:style-name="T23">s</text:span><text:span text:style-name="T17">alary and start saving for my future. When I moved to Delhi, I had already decided that I </text:span><text:span text:style-name="T30">was going </text:span><text:span text:style-name="T17">to have a simple and healthy life and have control over my spending. </text:span><text:span text:style-name="T23">I </text:span><text:span text:style-name="T25">started by making </text:span><text:span text:style-name="T23">an initial investment to set up my kitchen </text:span><text:span text:style-name="T24">and </text:span><text:span text:style-name="T23">started cooking on my own from the very first week of shifting here.</text:span><text:span text:style-name="T24"> </text:span><text:span text:style-name="T27">I</text:span><text:span text:style-name="T24">t </text:span><text:span text:style-name="T25">took me a few tries to make something good, </text:span><text:span text:style-name="T30">but, once I had mastered a dish </text:span><text:span text:style-name="T25">I would make </text:span><text:span text:style-name="T30">it </text:span><text:span text:style-name="T25">for a few weeks</text:span><text:span text:style-name="T26"> </text:span><text:span text:style-name="T30">in a row till I got bored</text:span><text:span text:style-name="T26">.</text:span><text:span text:style-name="T25"> </text:span><text:span text:style-name="T27">Since I used to cycle 16-17km everyday, my main focus was to cook dishes which were full of protien </text:span><text:span text:style-name="T30">and ,not to forget, were tasty</text:span><text:span text:style-name="T27">.</text:span></text:p>
      <text:p text:style-name="P13"><text:span text:style-name="T27"/></text:p>
      <text:p text:style-name="P21"><text:span text:style-name="T27">Q</text:span><text:span text:style-name="T2">uite often, under pressure from work and hectic life, I would go through </text:span><text:span text:style-name="T33">cycles of </text:span><text:span text:style-name="T2">burnout, this would lead to deveopment of unhealthy habits like eating outside daily, and spending money uncontrollably, which would go on for a few days, sometimes even weeks, before things would come back to normal.</text:span></text:p>
      <text:p text:style-name="P21"><text:span text:style-name="T2"/></text:p>
      <text:p text:style-name="P21"><text:span text:style-name="T2">Fortunately for me, my mantra was to save money first and spend the remaining amount which led me to save money and only spend the money which was left over after saving. I am quite sure that most of the people who would be reading this article would have a similar thoughts on saving. However, my saving habits were still not that aggressive. </text:span><text:span text:style-name="T31">It took me some time to understand that my saving habits need to be more aggressive and that I would need to not only save money but also invest it smartly for it to grow. We will talk more about this </text:span><text:span text:style-name="T35">in future articles in this series</text:span><text:span text:style-name="T31">.</text:span></text:p>
      <text:p text:style-name="P21"><text:span text:style-name="T27"/></text:p>
      <text:p text:style-name="P20"><text:span text:style-name="T40">F</text:span><text:span text:style-name="T1">uture </text:span></text:p>
      <text:p text:style-name="P20"><text:span text:style-name="T1"/></text:p>
      <text:p text:style-name="P19"><text:span text:style-name="T27">T</text:span><text:span text:style-name="T32">oday I am at a point where I could say that I am more disciplined about my </text:span><text:span text:style-name="T33">expenses than I was before. Many mistakes and tough times, ultimately leading to better habits, have led me to this point where </text:span><text:span text:style-name="T34">I could say that </text:span><text:span text:style-name="T33">now </text:span><text:span text:style-name="T34">I am beginning to understand what it takes to </text:span><text:span text:style-name="T33">live simple and also </text:span><text:span text:style-name="T34">reach financial independence. As of today I still choose to live frugally and simply both for my philosoph</text:span><text:span text:style-name="T33">ies</text:span><text:span text:style-name="T34"> and my goals and I hope that </text:span><text:span text:style-name="T33">I keep doing so in future and am able to be an example for those who share my view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00:05:06.133565279</meta:creation-date>
    <dc:date>2021-08-29T22:18:08.171337072</dc:date>
    <meta:editing-duration>P1DT9H10M42S</meta:editing-duration>
    <meta:editing-cycles>37</meta:editing-cycles>
    <meta:generator>LibreOffice/6.4.7.2$Linux_X86_64 LibreOffice_project/40$Build-2</meta:generator>
    <meta:document-statistic meta:table-count="0" meta:image-count="0" meta:object-count="0" meta:page-count="2" meta:paragraph-count="18" meta:word-count="1107" meta:character-count="5782" meta:non-whitespace-character-count="4691"/>
  </office:meta>
</office:document-meta>
</file>